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officeooo:rsid="001303cb" officeooo:paragraph-rsid="001303cb"/>
    </style:style>
    <style:style style:name="P3" style:family="paragraph" style:parent-style-name="Standard">
      <style:text-properties style:font-name="Arial1" officeooo:rsid="00130bbb" officeooo:paragraph-rsid="00130bbb"/>
    </style:style>
    <style:style style:name="T1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ibrary.oapen.org/handle/20.500.12657/26065" text:style-name="Internet_20_link" text:visited-style-name="Visited_20_Internet_20_Link"><text:span text:style-name="T1">https://library.oapen.org/handle/20.500.12657/26065</text:span></text:a></text:p>
      <text:p text:style-name="P1"/>
      <text:p text:style-name="P2">What is Open Acess?</text:p>
      <text:p text:style-name="P2"/>
      <text:p text:style-name="P2">Open access literature is digital, online, free of charge, and free of most copyright and licensing restrictions.</text:p>
      <text:p text:style-name="P3">Price tag removed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1:19:46.052000000</meta:creation-date>
    <dc:date>2025-05-12T11:25:02.866000000</dc:date>
    <meta:editing-duration>PT5M15S</meta:editing-duration>
    <meta:editing-cycles>4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4" meta:word-count="25" meta:character-count="202" meta:non-whitespace-character-count="180"/>
  </office:meta>
</office:document-meta>
</file>